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SessionFwHelper.getXMLAsString( ComponentManager cm , String contex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SessionFwHelper.getXML( ComponentManager cm , String contex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